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 style:family="table">
      <style:table-properties style:width="23.94cm" table:align="margins" style:writing-mode="lr-tb"/>
    </style:style>
    <style:style style:name="Table5.A" style:family="table-column">
      <style:table-column-properties style:column-width="2.66cm" style:rel-column-width="7281*"/>
    </style:style>
    <style:style style:name="Table5.B" style:family="table-column">
      <style:table-column-properties style:column-width="2.66cm" style:rel-column-width="7282*"/>
    </style:style>
    <style:style style:name="Table5.I" style:family="table-column">
      <style:table-column-properties style:column-width="2.6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style>
    <style:style style:name="P1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3" style:family="paragraph" style:parent-style-name="Document_20_Title">
      <style:text-properties fo:language="en" fo:country="US" style:language-complex="ar" style:country-complex="SA"/>
    </style:style>
    <style:style style:name="P14" style:family="paragraph" style:parent-style-name="Body">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fo:language="en" fo:country="US" fo:font-style="normal" style:font-style-asian="normal" style:language-complex="ar" style:country-complex="SA" style:font-style-complex="normal"/>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style:font-name="Monaco" fo:font-size="9pt" style:font-name-asian="Monaco" style:font-size-asian="9pt" style:font-name-complex="Monaco" style:font-size-complex="9pt"/>
    </style:style>
    <style:style style:name="P22" style:family="paragraph" style:parent-style-name="Standard">
      <style:text-properties fo:color="#000000"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5" style:family="paragraph" style:parent-style-name="Table_20_Contents">
      <style:text-properties fo:font-size="8pt" fo:font-weight="bold" style:font-size-asian="8pt" style:font-weight-asian="bold" style:font-size-complex="8pt" style:font-weight-complex="bold"/>
    </style:style>
    <style:style style:name="P26" style:family="paragraph" style:parent-style-name="Table_20_Contents">
      <style:text-properties fo:font-size="8pt" style:font-size-asian="8pt" style:font-size-complex="8pt"/>
    </style:style>
    <style:style style:name="P27" style:family="paragraph" style:parent-style-name="Table_20_Contents">
      <style:paragraph-properties fo:text-align="start" style:justify-single-word="false"/>
      <style:text-properties fo:font-size="8pt" style:font-size-asian="8pt" style:font-size-complex="8pt"/>
    </style:style>
    <style:style style:name="P28" style:family="paragraph" style:parent-style-name="Table_20_Contents">
      <style:text-properties fo:font-size="8pt" fo:font-style="italic" style:font-size-asian="8pt" style:font-style-asian="italic" style:font-size-complex="8pt" style:font-style-complex="italic"/>
    </style:style>
    <style:style style:name="P29"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30" style:family="paragraph" style:parent-style-name="Table_20_Contents">
      <style:text-properties fo:font-size="8pt" fo:font-style="normal" style:font-size-asian="8pt" style:font-style-asian="normal" style:font-size-complex="8pt" style:font-style-complex="normal"/>
    </style:style>
    <style:style style:name="P31"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32"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33"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34" style:family="paragraph" style:parent-style-name="Standard" style:master-page-name="Standard">
      <style:paragraph-properties style:page-number="auto"/>
    </style:style>
    <style:style style:name="P35" style:family="paragraph" style:parent-style-name="Heading_20_2">
      <style:text-properties fo:language="en" fo:country="US" style:language-complex="ar" style:country-complex="SA"/>
    </style:style>
    <style:style style:name="P36" style:family="paragraph" style:parent-style-name="Heading_20_1">
      <style:text-properties fo:language="en" fo:country="US" style:language-complex="ar" style:country-complex="SA"/>
    </style:style>
    <style:style style:name="P37" style:family="paragraph" style:parent-style-name="Heading_20_1">
      <style:paragraph-properties fo:break-before="page"/>
      <style:text-properties fo:language="en" fo:country="US" style:language-complex="ar" style:country-complex="SA"/>
    </style:style>
    <style:style style:name="P38" style:family="paragraph" style:parent-style-name="Body" style:list-style-name="L1"/>
    <style:style style:name="P39" style:family="paragraph" style:parent-style-name="Body" style:list-style-name="L1">
      <style:text-properties fo:color="#000000" fo:language="en" fo:country="US" fo:font-style="normal" style:font-style-asian="normal" style:language-complex="ar" style:country-complex="SA" style:font-style-complex="normal"/>
    </style:style>
    <style:style style:name="P40" style:family="paragraph" style:parent-style-name="Body" style:list-style-name="L2">
      <style:text-properties fo:color="#000000" fo:language="en" fo:country="US" fo:font-style="normal" style:font-style-asian="normal" style:language-complex="ar" style:country-complex="SA" style:font-style-complex="normal"/>
    </style:style>
    <style:style style:name="P41" style:family="paragraph" style:parent-style-name="Body" style:list-style-name="L2"/>
    <style:style style:name="P42" style:family="paragraph" style:parent-style-name="Body" style:master-page-name="Landscape">
      <style:paragraph-properties style:page-number="auto"/>
    </style:style>
    <style:style style:name="P4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7"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style:font-name="Courier New"/>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Monaco" fo:font-size="9pt" style:font-name-asian="Monaco" style:font-size-asian="9pt" style:font-name-complex="Monaco" style:font-size-complex="9pt"/>
    </style:style>
    <style:style style:name="T11" style:family="text">
      <style:text-properties fo:color="#7f0055" fo:font-weight="bold" style:font-weight-asian="bold" style:font-weight-complex="bold"/>
    </style:style>
    <style:style style:name="T12" style:family="text">
      <style:text-properties fo:color="#6a3e3e"/>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style:font-name="Arial1" style:font-name-asian="Times New Roman" style:font-name-complex="Times New Roman"/>
    </style:style>
    <style:style style:name="T17" style:family="text">
      <style:text-properties style:font-name="Courier New2"/>
    </style:style>
    <style:style style:name="T18"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graphics3" text:anchor-type="paragraph" svg:width="17.78cm" svg:height="7.893cm" draw:z-index="0"><draw:image xlink:href="Pictures/1000020100000427000001D8328612BC.png" xlink:type="simple" xlink:show="embed" xlink:actuate="onLoad"/></draw:frame></text:p>
      <text:p text:style-name="P13"><text:user-defined style:data-style-name="N0" text:name="RFC Title">RFC 215 - Object Conversion</text:user-defined></text:p>
      <text:p text:style-name="P13"><text:span text:style-name="T1">Draft<text:line-break/><text:line-break/></text:span><text:span text:style-name="T1"><text:page-count style:num-format="1">15</text:page-count></text:span><text:span text:style-name="T1"> Pages</text:span></text:p>
      <text:p text:style-name="P9"/>
      <text:p text:style-name="P8">Abstract</text:p>
      <text:p text:style-name="P9">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37" text:outline-level="1" text:restart-numbering="true" text:start-value="-1">Document Information</text:h>
      <text:h text:style-name="P35" text:outline-level="2">License</text:h>
      <text:p text:style-name="P1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35"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Body"><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3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3">0 Document Information<text:tab/>2</text:p>
          <text:p text:style-name="P44">0.1 License<text:tab/>2</text:p>
          <text:p text:style-name="P44">0.2 Trademarks<text:tab/>3</text:p>
          <text:p text:style-name="P44">0.3 Feedback<text:tab/>3</text:p>
          <text:p text:style-name="P44">0.4 Table of Contents<text:tab/>3</text:p>
          <text:p text:style-name="P44">0.5 Terminology and Document Conventions<text:tab/>4</text:p>
          <text:p text:style-name="P44">0.6 Revision History<text:tab/>4</text:p>
          <text:p text:style-name="P43">1 Introduction<text:tab/>4</text:p>
          <text:p text:style-name="P43">2 Application Domain<text:tab/>5</text:p>
          <text:p text:style-name="P43">3 Problem Description<text:tab/>5</text:p>
          <text:p text:style-name="P43">4 Requirements<text:tab/>6</text:p>
          <text:p text:style-name="P44">4.1 General<text:tab/>6</text:p>
          <text:p text:style-name="P44">4.2 Maps<text:tab/>6</text:p>
          <text:p text:style-name="P44">4.3 DTOs<text:tab/>6</text:p>
          <text:p text:style-name="P44">4.4 JSON<text:tab/>7</text:p>
          <text:p text:style-name="P43">5 Technical Solution<text:tab/>7</text:p>
          <text:p text:style-name="P44">5.1 Converter Service <text:tab/>7</text:p>
          <text:p text:style-name="P45">5.1.1 Traditional service<text:tab/>7</text:p>
          <text:p text:style-name="P45">5.1.2 Service with Fluent API<text:tab/>8</text:p>
          <text:p text:style-name="P45">5.1.3 Static class<text:tab/>9</text:p>
          <text:p text:style-name="P44"><text:soft-page-break/>5.2 Conversions<text:tab/>9</text:p>
          <text:p text:style-name="P45">5.2.1 Single-value data types<text:tab/>9</text:p>
          <text:p text:style-name="P45">5.2.2 Complex data structures<text:tab/>11</text:p>
          <text:p text:style-name="P43">6 Data Transfer Objects<text:tab/>13</text:p>
          <text:p text:style-name="P43">7 Javadoc<text:tab/>13</text:p>
          <text:p text:style-name="P43">8 Considered Alternatives<text:tab/>13</text:p>
          <text:p text:style-name="P43">9 Security Considerations<text:tab/>14</text:p>
          <text:p text:style-name="P43">10 Document Support<text:tab/>14</text:p>
          <text:p text:style-name="P44">10.1 References<text:tab/>14</text:p>
          <text:p text:style-name="P44">10.2 Author’s Address<text:tab/>14</text:p>
          <text:p text:style-name="P44">10.3 Acronyms and Abbreviations<text:tab/>15</text:p>
          <text:p text:style-name="P44">10.4 End of Document<text:tab/>15</text:p>
        </text:index-body>
      </text:table-of-content>
      <text:p text:style-name="P15"/>
      <text:h text:style-name="P35"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5"><text:span text:style-name="T6">Source code is shown in this typeface</text:span>.</text:p>
      <text:h text:style-name="P35"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2">Initial</text:p>
          </table:table-cell>
          <table:table-cell table:style-name="Table1.B2" office:value-type="date" office:date-value="2015-10-01">
            <text:p text:style-name="P12">01/10/15</text:p>
          </table:table-cell>
          <table:table-cell table:style-name="Table1.C1" office:value-type="string">
            <text:p text:style-name="P12">Initial version, from RFP, with some initial API proposals.</text:p>
          </table:table-cell>
        </table:table-row>
      </table:table>
      <text:p text:style-name="P15"/>
      <text:h text:style-name="P36"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17"><text:soft-page-break/><text:span text:style-name="T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7">RFP investigates the issues that surrounding the use of type safe interfaces and DTOs where traditionally properties and other strings are used.</text:span> </text:p>
      <text:h text:style-name="P36" text:outline-level="1">Application Domain</text:h>
      <text:p text:style-name="P14">This section should be copied from the appropriate RFP(s). It is repeated here so it can be extended while the RFC authors learn more subtle details.</text:p>
      <text:h text:style-name="P36"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709506012317403877" text:style-name="L1">
        <text:list-item>
          <text:p text:style-name="P38">General any-to-any type conversion </text:p>
        </text:list-item>
        <text:list-item>
          <text:p text:style-name="P38">Extension to the DTO model that allows more types to be used in its fields</text:p>
        </text:list-item>
        <text:list-item>
          <text:p text:style-name="P38">Extension to the DTO that provides DTOs with an identity and if applicable comparable.</text:p>
        </text:list-item>
        <text:list-item>
          <text:p text:style-name="P38">DTO support for copying, <text:span text:style-name="T8">equals, and diffing</text:span></text:p>
        </text:list-item>
        <text:list-item>
          <text:p text:style-name="P39">JSON encoding/decoding</text:p>
        </text:list-item>
      </text:list>
      <text:h text:style-name="P36" text:outline-level="1"><text:soft-page-break/>Requirements</text:h>
      <text:h text:style-name="Heading_20_2" text:outline-level="2">General</text:h>
      <text:list xml:id="list1034985093870235232" text:style-name="L2">
        <text:list-item>
          <text:p text:style-name="P41">G0010 – Provide a service that can convert any object to a given type. The specification must clearly outline what conversions are possible but must at least allow the simple types, maps, collections, and arrays.</text:p>
        </text:list-item>
        <text:list-item>
          <text:p text:style-name="P41">G0020 – Provide a type reference class</text:p>
        </text:list-item>
        <text:list-item>
          <text:p text:style-name="P41">G0030 – It must be possible to specify the destination type with a class, a generic type (Type&lt;T&gt;), or a type reference. </text:p>
        </text:list-item>
        <text:list-item>
          <text:p text:style-name="P41">G0040 – It must be possible to convert Strings to popular Java types like Pattern, File, Date, Java Date/Time, UUID, et al. The specification must clearly define the rules for these classes.</text:p>
        </text:list-item>
        <text:list-item>
          <text:p text:style-name="P41">G0045 – It must be possible to convert EventAdmin Event objects and Service Reference objects to Map&lt;String,Object&gt;</text:p>
        </text:list-item>
        <text:list-item>
          <text:p text:style-name="P41">G0050 – The solution should be usable outside of an OSGi Framework, <text:span text:style-name="T9">i.e.</text:span> in plain Java environment.</text:p>
        </text:list-item>
      </text:list>
      <text:h text:style-name="Heading_20_2" text:outline-level="2">Maps</text:h>
      <text:list xml:id="list1275336974" text:continue-numbering="true" text:style-name="L2">
        <text:list-item>
          <text:p text:style-name="P41">M0010 – It must be possible to convert a Map or Dictionary to an interface where the method names are used as keys</text:p>
        </text:list-item>
        <text:list-item>
          <text:p text:style-name="P41">M0020 – It must be possible to convert a DTO+ to a Map&lt;String,Object&gt; and vice versa</text:p>
        </text:list-item>
      </text:list>
      <text:h text:style-name="Heading_20_2" text:outline-level="2">DTOs</text:h>
      <text:list xml:id="list791552334" text:continue-numbering="true" text:style-name="L2">
        <text:list-item>
          <text:p text:style-name="P41">D0005 – It must be possible to assign an identity to a DTO. This shall be referred to as a DTO+.</text:p>
        </text:list-item>
        <text:list-item>
          <text:p text:style-name="P41">D0010 – It must be possible to diff two objects of the same type returning information where the DTO+'s differ and in what way.</text:p>
        </text:list-item>
        <text:list-item>
          <text:p text:style-name="P41">D0020 – Provide a proper deepEquals that assumes DTO+</text:p>
        </text:list-item>
        <text:list-item>
          <text:p text:style-name="P41">D0030 – Provide a way for types to handle conversion from and to strings for non-specified types</text:p>
        </text:list-item>
        <text:list-item>
          <text:p text:style-name="P41">D0040 – Provide a way to set/get fields from a DTO+ through a string path.</text:p>
        </text:list-item>
        <text:list-item>
          <text:p text:style-name="P41">D0050 – Provide a base class for identity DTO+s</text:p>
        </text:list-item>
        <text:list-item>
          <text:p text:style-name="P41">D0060 – Provide a compare function for identity DTOs that have a primary key that is comparable</text:p>
        </text:list-item>
        <text:list-item>
          <text:p text:style-name="P41">D0070 – Provide a way to find out if a DTO+ is complex</text:p>
        </text:list-item>
        <text:list-item>
          <text:p text:style-name="P41"><text:soft-page-break/>D0080 – Provide a way to find out an object is <text:s/>DTO+</text:p>
        </text:list-item>
        <text:list-item>
          <text:p text:style-name="P41">D0090 – Provide a way to verify that an object is a DTO+ and has no cycles</text:p>
        </text:list-item>
        <text:list-item>
          <text:p text:style-name="P41">D0100 – Provide a deep copy routine for a DTO+</text:p>
        </text:list-item>
        <text:list-item>
          <text:p text:style-name="P41">D0110 – Provide a shallow copy routine for a DTO+</text:p>
        </text:list-item>
      </text:list>
      <text:h text:style-name="Heading_20_2" text:outline-level="2">JSON</text:h>
      <text:list xml:id="list196195396" text:continue-numbering="true" text:style-name="L2">
        <text:list-item>
          <text:p text:style-name="P41">J0010 – Provide a JSON encoder and decoder that uses the conversion rules for the conversion from JSON types to destination types</text:p>
        </text:list-item>
        <text:list-item>
          <text:p text:style-name="P41">J0020 – JSON decoding must be able to provide a value without specifying any type for the destination</text:p>
        </text:list-item>
        <text:list-item>
          <text:p text:style-name="P41">J0030 – The output must be an OutputStream, Appendable, or String</text:p>
        </text:list-item>
        <text:list-item>
          <text:p text:style-name="P41">J0040 – The input must be an InputStream, Readable, or String</text:p>
        </text:list-item>
        <text:list-item>
          <text:p text:style-name="P41">J0050 – It must be possible to pretty print the output</text:p>
        </text:list-item>
        <text:list-item>
          <text:p text:style-name="P41">J0055 – It must be possible to generate canonical, compact output</text:p>
        </text:list-item>
        <text:list-item>
          <text:p text:style-name="P41">J0060 – It must be possible to specify the output character set for a stream</text:p>
        </text:list-item>
        <text:list-item>
          <text:p text:style-name="P41">J0070 – It must be possible to specify if nulls are outputed or not</text:p>
        </text:list-item>
        <text:list-item>
          <text:p text:style-name="P40">J0080 – It must be possible to add hook to the conversions for custom types for encoding and decoding</text:p>
        </text:list-item>
      </text:list>
      <text:h text:style-name="P36" text:outline-level="1">Technical Solution</text:h>
      <text:h text:style-name="Heading_20_2" text:outline-level="2">Converter Service </text:h>
      <text:p text:style-name="Body">This section presents a number of different options to shape the Converter API.</text:p>
      <text:p text:style-name="Body"/>
      <text:h text:style-name="Heading_20_3" text:outline-level="3">Traditional service</text:h>
      <text:p text:style-name="Body">Below a more traditional service API for the Converter service can be found. The Converter is obtained from the OSGi Service Registry.</text:p>
      <text:p text:style-name="P21"><text:span text:style-name="T11">public</text:span><text:span text:style-name="T8"> </text:span><text:span text:style-name="T11">interface</text:span><text:span text:style-name="T8"> Converter {</text:span></text:p>
      <text:p text:style-name="P23"/>
      <text:p text:style-name="P23"><text:span text:style-name="T8"><text:s text:c="4"/>&lt;T&gt; T convertJSON(String </text:span><text:span text:style-name="T12">json</text:span><text:span text:style-name="T8">, Class&lt;T&gt; </text:span><text:span text:style-name="T12">clazz</text:span><text:span text:style-name="T8">);</text:span></text:p>
      <text:p text:style-name="P23"><text:soft-page-break/></text:p>
      <text:p text:style-name="P23"><text:span text:style-name="T8"><text:s text:c="4"/>&lt;T&gt; T convertDictionary(Dictionary&lt;String, Object&gt; </text:span><text:span text:style-name="T12">m</text:span><text:span text:style-name="T8">, Class&lt;T&gt; </text:span><text:span text:style-name="T12">clazz</text:span><text:span text:style-name="T8">);</text:span></text:p>
      <text:p text:style-name="P24"/>
      <text:p text:style-name="P23"><text:span text:style-name="T8"><text:s text:c="4"/>&lt;T&gt; T convertMap(Map&lt;String, Object&gt; </text:span><text:span text:style-name="T12">m</text:span><text:span text:style-name="T8">, Class&lt;T&gt; </text:span><text:span text:style-name="T12">clazz</text:span><text:span text:style-name="T8">);</text:span></text:p>
      <text:p text:style-name="P23"/>
      <text:p text:style-name="P23"><text:span text:style-name="T8"><text:s text:c="4"/>&lt;T&gt; T convertServiceReference(ServiceReference </text:span><text:span text:style-name="T12">sref</text:span><text:span text:style-name="T8">, Class&lt;T&gt; </text:span><text:span text:style-name="T12">clazz</text:span><text:span text:style-name="T8">);</text:span></text:p>
      <text:p text:style-name="P23"/>
      <text:p text:style-name="P23"><text:span text:style-name="T8"><text:s text:c="4"/>&lt;T&gt; T convertSingleValue(String </text:span><text:span text:style-name="T12">string</text:span><text:span text:style-name="T8">, Class&lt;T&gt; </text:span><text:span text:style-name="T12">clazz</text:span><text:span text:style-name="T8">);</text:span></text:p>
      <text:p text:style-name="P23"/>
      <text:p text:style-name="P23"><text:span text:style-name="T8"><text:s text:c="4"/>String convertToJSON(Object </text:span><text:span text:style-name="T12">obj</text:span><text:span text:style-name="T8">);</text:span></text:p>
      <text:p text:style-name="P23"/>
      <text:p text:style-name="P23"><text:span text:style-name="T8"><text:s text:c="4"/>Dictionary&lt;String, Object&gt; convertToDictionary(Object </text:span><text:span text:style-name="T12">obj</text:span><text:span text:style-name="T8">);</text:span></text:p>
      <text:p text:style-name="P24"/>
      <text:p text:style-name="P23"><text:span text:style-name="T8"><text:s text:c="4"/>Map&lt;String, Object&gt; convertToMap(Object </text:span><text:span text:style-name="T12">obj</text:span><text:span text:style-name="T8">);</text:span></text:p>
      <text:p text:style-name="P23"/>
      <text:p text:style-name="P24">}</text:p>
      <text:p text:style-name="Body"/>
      <text:h text:style-name="Heading_20_3" text:outline-level="3">Service with Fluent API</text:h>
      <text:p text:style-name="Body">Another option would be to use a fluent API, while this is a slightly more modern approach a fluent API is mostly useful when a series of calls on the object are commonly performed, which is not really the case here. However another benefit of such API is that it limits the number of combination APIs needed if many conversion combinations are to be supported. </text:p>
      <text:p text:style-name="Body">The <text:span text:style-name="T10">Converter </text:span>service will be obtained from the service registry as normal.</text:p>
      <text:p text:style-name="P21"><text:span text:style-name="T11">public</text:span><text:span text:style-name="T8"> </text:span><text:span text:style-name="T11">interface</text:span><text:span text:style-name="T8"> Converter {</text:span></text:p>
      <text:p text:style-name="P24"/>
      <text:p text:style-name="P24"><text:s text:c="4"/>Converting convert(Dictionary&lt;String, Object&gt; m);</text:p>
      <text:p text:style-name="P24"/>
      <text:p text:style-name="P23"><text:span text:style-name="T8"><text:s text:c="4"/>Converting convert(Map&lt;String, Object&gt; </text:span><text:span text:style-name="T12">m</text:span><text:span text:style-name="T8">);</text:span></text:p>
      <text:p text:style-name="P24"/>
      <text:p text:style-name="P23"><text:span text:style-name="T8"><text:s text:c="4"/>Converting convert(ServiceReference </text:span><text:span text:style-name="T12">sref</text:span><text:span text:style-name="T8">);</text:span></text:p>
      <text:p text:style-name="P23"/>
      <text:p text:style-name="P23"><text:span text:style-name="T8"><text:s text:c="4"/>Converting convertJSON(String </text:span><text:span text:style-name="T12">json</text:span><text:span text:style-name="T8">);</text:span></text:p>
      <text:p text:style-name="P24"/>
      <text:p text:style-name="P23"><text:span text:style-name="T8"><text:s text:c="4"/>Converting convertSingleValue(String </text:span><text:span text:style-name="T12">string</text:span><text:span text:style-name="T8">);</text:span></text:p>
      <text:p text:style-name="P23">}</text:p>
      <text:p text:style-name="P23"/>
      <text:p text:style-name="P21"><text:span text:style-name="T11">public</text:span><text:span text:style-name="T8"> </text:span><text:span text:style-name="T11">interface</text:span><text:span text:style-name="T8"> Converting {</text:span></text:p>
      <text:p text:style-name="P22"/>
      <text:p text:style-name="P22"><text:s text:c="4"/>&lt;T&gt; T to(Class&lt;T&gt; clazz)</text:p>
      <text:p text:style-name="P22"/>
      <text:p text:style-name="P22"><text:s text:c="4"/>Dictionary&lt;String, Object&gt; toDictionary();</text:p>
      <text:p text:style-name="P22"/>
      <text:p text:style-name="P22"><text:s text:c="4"/>Map&lt;String, Object&gt; toMap();</text:p>
      <text:p text:style-name="P22"/>
      <text:p text:style-name="P22"><text:s text:c="4"/>String toJSON();</text:p>
      <text:p text:style-name="P22">}</text:p>
      <text:p text:style-name="Body"/>
      <text:h text:style-name="Heading_20_3" text:outline-level="3"><text:soft-page-break/>Static class</text:h>
      <text:p text:style-name="Body">Another option is a static class like below. This will make usage from a non-OSGi context easier, but not using the services model has disadvantages. E.g. replacing the service with an alternative implementation is not as easy. Providing multiple converter services at the same time is not possible.</text:p>
      <text:p text:style-name="P21"><text:span text:style-name="T11">public</text:span><text:span text:style-name="T8"> </text:span><text:span text:style-name="T11">class</text:span><text:span text:style-name="T8"> Converter {</text:span></text:p>
      <text:p text:style-name="P23"/>
      <text:p text:style-name="P23"><text:span text:style-name="T8"><text:s text:c="4"/></text:span><text:span text:style-name="T11">public static </text:span><text:span text:style-name="T8">&lt;T&gt; T convertDictionary(Dictionary&lt;String, Object&gt; </text:span><text:span text:style-name="T12">m</text:span><text:span text:style-name="T8">, Class&lt;T&gt; </text:span><text:span text:style-name="T12">clazz</text:span><text:span text:style-name="T8">) { … }</text:span></text:p>
      <text:p text:style-name="P24"/>
      <text:p text:style-name="P23"><text:span text:style-name="T8"><text:s text:c="4"/></text:span><text:span text:style-name="T11">public static </text:span><text:span text:style-name="T8">&lt;T&gt; T convertJSON(String </text:span><text:span text:style-name="T12">json</text:span><text:span text:style-name="T8">, Class&lt;T&gt; </text:span><text:span text:style-name="T12">clazz</text:span><text:span text:style-name="T8">) { … }</text:span></text:p>
      <text:p text:style-name="P23"/>
      <text:p text:style-name="P23"><text:span text:style-name="T8"><text:s text:c="4"/></text:span><text:span text:style-name="T11">public static </text:span><text:span text:style-name="T8">&lt;T&gt; T convertMap(Map&lt;String, Object&gt; </text:span><text:span text:style-name="T12">m</text:span><text:span text:style-name="T8">, Class&lt;T&gt; </text:span><text:span text:style-name="T12">clazz</text:span><text:span text:style-name="T8">) { … }</text:span></text:p>
      <text:p text:style-name="P23"/>
      <text:p text:style-name="P23"><text:span text:style-name="T8"><text:s text:c="4"/></text:span><text:span text:style-name="T11">public static </text:span><text:span text:style-name="T8">&lt;T&gt; T convertServiceReference(ServiceReference </text:span><text:span text:style-name="T12">sref</text:span><text:span text:style-name="T8">, Class&lt;T&gt; </text:span><text:span text:style-name="T12">clazz</text:span><text:span text:style-name="T8">) { … }</text:span></text:p>
      <text:p text:style-name="P23"/>
      <text:p text:style-name="P23"><text:span text:style-name="T8"><text:s text:c="4"/></text:span><text:span text:style-name="T11">public static </text:span><text:span text:style-name="T8">&lt;T&gt; T convertSingleValue(String </text:span><text:span text:style-name="T12">string</text:span><text:span text:style-name="T8">, Class&lt;T&gt; </text:span><text:span text:style-name="T12">clazz</text:span><text:span text:style-name="T8">) { … }</text:span></text:p>
      <text:p text:style-name="P23"/>
      <text:p text:style-name="P23"><text:span text:style-name="T8"><text:s text:c="4"/></text:span><text:span text:style-name="T11">public static </text:span><text:span text:style-name="T8">String convertToJSON(Object </text:span><text:span text:style-name="T12">obj</text:span><text:span text:style-name="T8">) { … }</text:span></text:p>
      <text:p text:style-name="P23"/>
      <text:p text:style-name="P23"><text:span text:style-name="T8"><text:s text:c="4"/></text:span><text:span text:style-name="T11">public static Dictionary</text:span><text:span text:style-name="T8">&lt;String, Object&gt; convertToDictionary(Object </text:span><text:span text:style-name="T12">obj</text:span><text:span text:style-name="T8">) { … }</text:span></text:p>
      <text:p text:style-name="P24"/>
      <text:p text:style-name="P23"><text:span text:style-name="T8"><text:s text:c="4"/></text:span><text:span text:style-name="T11">public static </text:span><text:span text:style-name="T8">Map&lt;String, Object&gt; convertToMap(Object </text:span><text:span text:style-name="T12">obj</text:span><text:span text:style-name="T8">) { … }</text:span></text:p>
      <text:p text:style-name="P23"/>
      <text:p text:style-name="P24">}</text:p>
      <text:p text:style-name="Body"/>
      <text:h text:style-name="Heading_20_2" text:outline-level="2">Conversions</text:h>
      <text:p text:style-name="Body">The following conversions will be supported</text:p>
      <text:p text:style-name="Body"/>
      <text:h text:style-name="Heading_20_3" text:outline-level="3">Single-value data types</text:h>
      <text:p text:style-name="Body"/>
      <text:p text:style-name="P42">In the following table recursive conversions are marked as follows Collections.singleton(<text:span text:style-name="T16">»</text:span>String(<text:span text:style-name="T13">v</text:span>)) means that <text:span text:style-name="T13">v</text:span> is first converted to a String using the rules described there and then the result is passed to Collections.singleton.</text:p>
      <text:p text:style-name="Body">If an a runtime type is the same as the target type no conversion is needed and hence this is not mentioned in this tabl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25">dest v / src -&gt;</text:p>
          </table:table-cell>
          <table:table-cell table:style-name="Table5.A1" office:value-type="string">
            <text:p text:style-name="P26">String</text:p>
          </table:table-cell>
          <table:table-cell table:style-name="Table5.A1" office:value-type="string">
            <text:p text:style-name="P28">Boxed</text:p>
          </table:table-cell>
          <table:table-cell table:style-name="Table5.A1" office:value-type="string">
            <text:p text:style-name="P28">primitive</text:p>
          </table:table-cell>
          <table:table-cell table:style-name="Table5.A1" office:value-type="string">
            <text:p text:style-name="P28">Object</text:p>
          </table:table-cell>
          <table:table-cell table:style-name="Table5.A1" office:value-type="string">
            <text:p text:style-name="P28">primitive[]</text:p>
          </table:table-cell>
          <table:table-cell table:style-name="Table5.A1" office:value-type="string">
            <text:p text:style-name="P28">Boxed[] </text:p>
          </table:table-cell>
          <table:table-cell table:style-name="Table5.A1" office:value-type="string">
            <text:p text:style-name="P28">collection&lt;?&gt;</text:p>
          </table:table-cell>
          <table:table-cell table:style-name="Table5.I1" office:value-type="string">
            <text:p text:style-name="P33">null</text:p>
          </table:table-cell>
        </table:table-row>
        <table:table-row>
          <table:table-cell table:style-name="Table5.A2" office:value-type="string">
            <text:p text:style-name="P26">String</text:p>
          </table:table-cell>
          <table:table-cell table:style-name="Table5.A2" office:value-type="string">
            <text:p text:style-name="P28">v</text:p>
          </table:table-cell>
          <table:table-cell table:style-name="Table5.A2" office:value-type="string">
            <text:p text:style-name="P26"><text:span text:style-name="T13">v</text:span>.toString()</text:p>
          </table:table-cell>
          <table:table-cell table:style-name="Table5.A2" office:value-type="string">
            <text:p text:style-name="P26">String.valueOf(<text:span text:style-name="T13">v</text:span>)</text:p>
          </table:table-cell>
          <table:table-cell table:style-name="Table5.A2" office:value-type="string">
            <text:p text:style-name="P26"><text:span text:style-name="T13">v</text:span>.toString()</text:p>
          </table:table-cell>
          <table:table-cell table:style-name="Table5.A2" office:value-type="string">
            <text:p text:style-name="P27">Arrays.toString(<text:span text:style-name="T13">v</text:span>)</text:p>
            <text:p text:style-name="P27">except for char[]: String.valueOf(<text:span text:style-name="T13">v</text:span>) </text:p>
          </table:table-cell>
          <table:table-cell table:style-name="Table5.A2" office:value-type="string">
            <text:p text:style-name="P26">Arrays.toString(<text:span text:style-name="T13">v</text:span>)</text:p>
          </table:table-cell>
          <table:table-cell table:style-name="Table5.A2" office:value-type="string">
            <text:p text:style-name="P26"><text:span text:style-name="T13">v</text:span>.toString()</text:p>
          </table:table-cell>
          <table:table-cell table:style-name="Table5.I2" office:value-type="string">
            <text:p text:style-name="P4">null</text:p>
          </table:table-cell>
        </table:table-row>
        <table:table-row>
          <table:table-cell table:style-name="Table5.A2" office:value-type="string">
            <text:p text:style-name="P26">String[]</text:p>
          </table:table-cell>
          <table:table-cell table:style-name="Table5.A2" office:value-type="string">
            <text:p text:style-name="P26">new String[] {<text:span text:style-name="T13">v</text:span>}</text:p>
          </table:table-cell>
          <table:table-cell table:style-name="Table5.A2" office:value-type="string">
            <text:p text:style-name="P27">new String[] {<text:span text:style-name="T13">v</text:span>.toString()}</text:p>
          </table:table-cell>
          <table:table-cell table:style-name="Table5.A2" office:value-type="string">
            <text:p text:style-name="P27">new String[] {String.valueOf(<text:span text:style-name="T13">v</text:span>)}</text:p>
          </table:table-cell>
          <table:table-cell table:style-name="Table5.A2" office:value-type="string">
            <text:p text:style-name="P26">if String[]: <text:span text:style-name="T13">v</text:span> </text:p>
            <text:p text:style-name="P26">otherwise:</text:p>
            <text:p text:style-name="P26">new String[] </text:p>
            <text:p text:style-name="P26">{<text:span text:style-name="T13">v.</text:span><text:span text:style-name="T15">toString()}</text:span></text:p>
          </table:table-cell>
          <table:table-cell table:style-name="Table5.A2" office:value-type="string">
            <text:p text:style-name="P26">Arrays.stream(<text:span text:style-name="T13">v</text:span>).</text:p>
            <text:p text:style-name="P26">mapToObj(</text:p>
            <text:p text:style-name="P26">String::valueOf)</text:p>
            <text:p text:style-name="P26">.toArray(</text:p>
            <text:p text:style-name="P26">String[]::new)</text:p>
          </table:table-cell>
          <table:table-cell table:style-name="Table5.A2" office:value-type="string">
            <text:p text:style-name="P26">Arrays.stream(l).</text:p>
            <text:p text:style-name="P26">map(</text:p>
            <text:p text:style-name="P26">String::valueOf).</text:p>
            <text:p text:style-name="P26">toArray(</text:p>
            <text:p text:style-name="P26">String[]::new)</text:p>
          </table:table-cell>
          <table:table-cell table:style-name="Table5.A2" office:value-type="string">
            <text:p text:style-name="P26"><text:span text:style-name="T13">v</text:span>.stream().map(</text:p>
            <text:p text:style-name="P26">String::valueOf).</text:p>
            <text:p text:style-name="P26">toArray(</text:p>
            <text:p text:style-name="P26">String[]::new)</text:p>
          </table:table-cell>
          <table:table-cell table:style-name="Table5.I2" office:value-type="string">
            <text:p text:style-name="P4">new String[]{}</text:p>
          </table:table-cell>
        </table:table-row>
        <table:table-row>
          <table:table-cell table:style-name="Table5.A2" office:value-type="string">
            <text:p text:style-name="P26">List&lt;String&gt;</text:p>
          </table:table-cell>
          <table:table-cell table:style-name="Table5.A2" office:value-type="string">
            <text:p text:style-name="P26">Collections.</text:p>
            <text:p text:style-name="P26">singletonList(<text:span text:style-name="T13">v</text:span>)</text:p>
          </table:table-cell>
          <table:table-cell table:style-name="Table5.A2" office:value-type="string">
            <text:p text:style-name="P27">Collections.</text:p>
            <text:p text:style-name="P27">singletonList(</text:p>
            <text:p text:style-name="P27"><text:s text:c="2"/>»String(<text:span text:style-name="T13">v</text:span>))</text:p>
          </table:table-cell>
          <table:table-cell table:style-name="Table5.A2" office:value-type="string">
            <text:p text:style-name="P27">Collections.</text:p>
            <text:p text:style-name="P27">singletonList(</text:p>
            <text:p text:style-name="P27"><text:s text:c="2"/>»String(<text:span text:style-name="T13">v</text:span>))</text:p>
          </table:table-cell>
          <table:table-cell table:style-name="Table5.A2" office:value-type="string">
            <text:p text:style-name="P27">Collections.</text:p>
            <text:p text:style-name="P27">singletonList(</text:p>
            <text:p text:style-name="P27"><text:s text:c="2"/>»String(<text:span text:style-name="T13">v</text:span>))</text:p>
          </table:table-cell>
          <table:table-cell table:style-name="Table5.A2" office:value-type="string">
            <text:p text:style-name="P26">Arrays.stream(<text:span text:style-name="T13">v</text:span>).</text:p>
            <text:p text:style-name="P26">mapToObj(</text:p>
            <text:p text:style-name="P26">String::valueOf).</text:p>
            <text:p text:style-name="P26">collect(toList())</text:p>
          </table:table-cell>
          <table:table-cell table:style-name="Table5.A2" office:value-type="string">
            <text:p text:style-name="P26">Arrays.stream(<text:span text:style-name="T13">v</text:span>).</text:p>
            <text:p text:style-name="P26">map(</text:p>
            <text:p text:style-name="P26">String::valueOf).</text:p>
            <text:p text:style-name="P26">collect(toList())</text:p>
          </table:table-cell>
          <table:table-cell table:style-name="Table5.A2" office:value-type="string">
            <text:p text:style-name="P26"><text:span text:style-name="T13">v</text:span><text:span text:style-name="T15">.stream().map(</text:span></text:p>
            <text:p text:style-name="P30">String::valueOf).</text:p>
            <text:p text:style-name="P30">collect(toList())</text:p>
          </table:table-cell>
          <table:table-cell table:style-name="Table5.I2" office:value-type="string">
            <text:p text:style-name="P4">Collections.</text:p>
            <text:p text:style-name="P4">emptyList()</text:p>
          </table:table-cell>
        </table:table-row>
        <table:table-row>
          <table:table-cell table:style-name="Table5.A2" office:value-type="string">
            <text:p text:style-name="P26">Set&lt;String&gt;</text:p>
          </table:table-cell>
          <table:table-cell table:style-name="Table5.A2" office:value-type="string">
            <text:p text:style-name="P26">Collections.</text:p>
            <text:p text:style-name="P26">singleton(v)</text:p>
          </table:table-cell>
          <table:table-cell table:style-name="Table5.A2" office:value-type="string">
            <text:p text:style-name="P27">Collections.</text:p>
            <text:p text:style-name="P27">singleton(</text:p>
            <text:p text:style-name="P27"><text:s text:c="2"/>»String(<text:span text:style-name="T13">v</text:span>))</text:p>
          </table:table-cell>
          <table:table-cell table:style-name="Table5.A2" office:value-type="string">
            <text:p text:style-name="P27">Collections.</text:p>
            <text:p text:style-name="P27">singleton(</text:p>
            <text:p text:style-name="P27"><text:s text:c="2"/>»String(<text:span text:style-name="T13">v</text:span>))</text:p>
          </table:table-cell>
          <table:table-cell table:style-name="Table5.A2" office:value-type="string">
            <text:p text:style-name="P27">Collections.</text:p>
            <text:p text:style-name="P27">singleton(</text:p>
            <text:p text:style-name="P27"><text:s text:c="2"/>»String(<text:span text:style-name="T13">v</text:span>))</text:p>
          </table:table-cell>
          <table:table-cell table:style-name="Table5.A2" office:value-type="string">
            <text:p text:style-name="P26">Arrays.stream(<text:span text:style-name="T13">v</text:span>).</text:p>
            <text:p text:style-name="P26">mapToObj(</text:p>
            <text:p text:style-name="P26">String::valueOf).</text:p>
            <text:p text:style-name="P26">collect(toSet())</text:p>
          </table:table-cell>
          <table:table-cell table:style-name="Table5.A2" office:value-type="string">
            <text:p text:style-name="P26">Arrays.stream(<text:span text:style-name="T13">v</text:span>).</text:p>
            <text:p text:style-name="P26">map(</text:p>
            <text:p text:style-name="P26">String::valueOf).</text:p>
            <text:p text:style-name="P26">collect(toSet())</text:p>
          </table:table-cell>
          <table:table-cell table:style-name="Table5.A2" office:value-type="string">
            <text:p text:style-name="P26"><text:span text:style-name="T13">v</text:span><text:span text:style-name="T15">.stream().map(</text:span></text:p>
            <text:p text:style-name="P30">String::valueOf).</text:p>
            <text:p text:style-name="P30">collect(toSet())</text:p>
          </table:table-cell>
          <table:table-cell table:style-name="Table5.I2" office:value-type="string">
            <text:p text:style-name="P4">Collections.</text:p>
            <text:p text:style-name="P4">emptySet()</text:p>
          </table:table-cell>
        </table:table-row>
        <table:table-row>
          <table:table-cell table:style-name="Table5.A2" office:value-type="string">
            <text:p text:style-name="P26">Collection&lt;String&gt;</text:p>
          </table:table-cell>
          <table:table-cell table:style-name="Table5.A2" office:value-type="string">
            <text:p text:style-name="P28">pick either list or set</text:p>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32"/>
          </table:table-cell>
          <table:table-cell table:style-name="Table5.I2" office:value-type="string">
            <text:p text:style-name="P4"/>
          </table:table-cell>
        </table:table-row>
        <table:table-row>
          <table:table-cell table:style-name="Table5.A2" office:value-type="string">
            <text:p text:style-name="P26">int </text:p>
          </table:table-cell>
          <table:table-cell table:style-name="Table5.A2" office:value-type="string">
            <text:p text:style-name="P30">Integer.parseInt(<text:span text:style-name="T13">v</text:span>)</text:p>
          </table:table-cell>
          <table:table-cell table:style-name="Table5.A2" office:value-type="string">
            <text:p text:style-name="P27"><text:span text:style-name="T13">v</text:span>.intValue()</text:p>
          </table:table-cell>
          <table:table-cell table:style-name="Table5.A2" office:value-type="string">
            <text:p text:style-name="P27">if int: <text:span text:style-name="T13">v</text:span></text:p>
            <text:p text:style-name="P31">otherwise:</text:p>
            <text:p text:style-name="P31">(int) <text:span text:style-name="T13">v</text:span></text:p>
          </table:table-cell>
          <table:table-cell table:style-name="Table5.A2" office:value-type="string">
            <text:p text:style-name="P26"><text:span text:style-name="T14">discuss</text:span>:</text:p>
            <text:p text:style-name="P26">throw IAE?</text:p>
            <text:p text:style-name="P26">or 0?</text:p>
            <text:p text:style-name="P26"/>
          </table:table-cell>
          <table:table-cell table:style-name="Table5.A2" office:value-type="string">
            <text:p text:style-name="P26">if <text:span text:style-name="T13">v</text:span>.length == 0: </text:p>
            <text:p text:style-name="P26">0</text:p>
            <text:p text:style-name="P26">otherwise:</text:p>
            <text:p text:style-name="P26">»int(<text:span text:style-name="T13">v</text:span>[0])</text:p>
          </table:table-cell>
          <table:table-cell table:style-name="Table5.A2" office:value-type="string">
            <text:p text:style-name="P26">if <text:span text:style-name="T13">v</text:span>.length == 0: </text:p>
            <text:p text:style-name="P26">0</text:p>
            <text:p text:style-name="P26">otherwise:</text:p>
            <text:p text:style-name="P26">»int(<text:span text:style-name="T13">v</text:span>[0])</text:p>
          </table:table-cell>
          <table:table-cell table:style-name="Table5.A2" office:value-type="string">
            <text:p text:style-name="P26">if <text:span text:style-name="T13">v</text:span>.size() == 0:</text:p>
            <text:p text:style-name="P26">0</text:p>
            <text:p text:style-name="P26">otherwise:</text:p>
            <text:p text:style-name="P26">»int(<text:span text:style-name="T13">v</text:span>.iterator().</text:p>
            <text:p text:style-name="P26">next())</text:p>
          </table:table-cell>
          <table:table-cell table:style-name="Table5.I7" office:value-type="float" office:value="0">
            <text:p text:style-name="P4">0</text:p>
          </table:table-cell>
        </table:table-row>
        <table:table-row>
          <table:table-cell table:style-name="Table5.A2" office:value-type="string">
            <text:p text:style-name="P26">boolean</text:p>
          </table:table-cell>
          <table:table-cell table:style-name="Table5.A2" office:value-type="string">
            <text:p text:style-name="P30">Boolean.valueOf(<text:span text:style-name="T13">v</text:span>)</text:p>
          </table:table-cell>
          <table:table-cell table:style-name="Table5.A2" office:value-type="string">
            <text:p text:style-name="P27">if Boolean: <text:span text:style-name="T13">v.</text:span><text:span text:style-name="T15">booleanValue()</text:span></text:p>
            <text:p text:style-name="P31">otherwise:</text:p>
            <text:p text:style-name="P31">»int(<text:span text:style-name="T13">v</text:span>) != 0 </text:p>
          </table:table-cell>
          <table:table-cell table:style-name="Table5.A2" office:value-type="string">
            <text:p text:style-name="P27">if boolean: <text:span text:style-name="T13">v</text:span></text:p>
            <text:p text:style-name="P31">otherwise:</text:p>
            <text:p text:style-name="P31">»int(<text:span text:style-name="T13">v</text:span>) != 0 </text:p>
          </table:table-cell>
          <table:table-cell table:style-name="Table5.A2" office:value-type="string">
            <text:p text:style-name="P26"><text:span text:style-name="T14">discuss</text:span>:</text:p>
            <text:p text:style-name="P26">throw IAE?</text:p>
            <text:p text:style-name="P26">or false?</text:p>
          </table:table-cell>
          <table:table-cell table:style-name="Table5.A2" office:value-type="string">
            <text:p text:style-name="P26">if <text:span text:style-name="T13">v</text:span>.length == 0:</text:p>
            <text:p text:style-name="P26">false</text:p>
            <text:p text:style-name="P26">otherwise:</text:p>
            <text:p text:style-name="P26">»boolean(<text:span text:style-name="T13">v</text:span>[0])</text:p>
          </table:table-cell>
          <table:table-cell table:style-name="Table5.A2" office:value-type="string">
            <text:p text:style-name="P26">if <text:span text:style-name="T13">v</text:span>.length == 0:</text:p>
            <text:p text:style-name="P26">false</text:p>
            <text:p text:style-name="P26">otherwise:</text:p>
            <text:p text:style-name="P26">»boolean(<text:span text:style-name="T13">v</text:span>[0])</text:p>
          </table:table-cell>
          <table:table-cell table:style-name="Table5.A2" office:value-type="string">
            <text:p text:style-name="P26">if <text:span text:style-name="T13">v</text:span>.size() == 0:</text:p>
            <text:p text:style-name="P26">false</text:p>
            <text:p text:style-name="P26">otherwise:</text:p>
            <text:p text:style-name="P26">»boolean(<text:span text:style-name="T13">v.</text:span></text:p>
            <text:p text:style-name="P30">iterator().next())</text:p>
          </table:table-cell>
          <table:table-cell table:style-name="Table5.I2" office:value-type="string">
            <text:p text:style-name="P4">false</text:p>
          </table:table-cell>
        </table:table-row>
        <table:table-row>
          <table:table-cell table:style-name="Table5.A2" office:value-type="string">
            <text:p text:style-name="P26">char</text:p>
          </table:table-cell>
          <table:table-cell table:style-name="Table5.A2" office:value-type="string">
            <text:p text:style-name="P30"><text:span text:style-name="T13">v</text:span>.length() &gt; 0 ? <text:span text:style-name="T13">v</text:span>.charAt(0) : 0</text:p>
          </table:table-cell>
          <table:table-cell table:style-name="Table5.A2" office:value-type="string">
            <text:p text:style-name="P27">(char) <text:span text:style-name="T13">v</text:span>. <text:span text:style-name="T13">number</text:span>Value()</text:p>
          </table:table-cell>
          <table:table-cell table:style-name="Table5.A2" office:value-type="string">
            <text:p text:style-name="P27">(char) <text:span text:style-name="T13">v</text:span></text:p>
          </table:table-cell>
          <table:table-cell table:style-name="Table5.A2" office:value-type="string">
            <text:p text:style-name="P29">discuss:</text:p>
            <text:p text:style-name="P26"><text:span text:style-name="T13">v</text:span>.toString().</text:p>
            <text:p text:style-name="P26">charAt(0)</text:p>
          </table:table-cell>
          <table:table-cell table:style-name="Table5.A2" office:value-type="string">
            <text:p text:style-name="P26">if <text:span text:style-name="T13">v</text:span>.length == 0:</text:p>
            <text:p text:style-name="P26">0</text:p>
            <text:p text:style-name="P26">otherwise:</text:p>
            <text:p text:style-name="P26">»char(<text:span text:style-name="T13">v</text:span>[0])</text:p>
          </table:table-cell>
          <table:table-cell table:style-name="Table5.A2" office:value-type="string">
            <text:p text:style-name="P26">if <text:span text:style-name="T13">v</text:span>.length == 0:</text:p>
            <text:p text:style-name="P26">0</text:p>
            <text:p text:style-name="P26">otherwise:</text:p>
            <text:p text:style-name="P26">»char(<text:span text:style-name="T13">v</text:span>[0])</text:p>
          </table:table-cell>
          <table:table-cell table:style-name="Table5.A2" office:value-type="string">
            <text:p text:style-name="P26">if <text:span text:style-name="T13">v</text:span>.size() == 0:</text:p>
            <text:p text:style-name="P26">0</text:p>
            <text:p text:style-name="P26">otherwise:</text:p>
            <text:p text:style-name="P26">»char(<text:span text:style-name="T13">v.</text:span><text:span text:style-name="T15">iterator().</text:span></text:p>
            <text:p text:style-name="P26"><text:span text:style-name="T15">next()</text:span>)</text:p>
          </table:table-cell>
          <table:table-cell table:style-name="Table5.I7" office:value-type="float" office:value="0">
            <text:p text:style-name="P4">0</text:p>
          </table:table-cell>
        </table:table-row>
        <table:table-row>
          <table:table-cell table:style-name="Table5.A2" office:value-type="string">
            <text:p text:style-name="P26">byte</text:p>
          </table:table-cell>
          <table:table-cell table:style-name="Table5.A2" office:value-type="string">
            <text:p text:style-name="P30"><text:span text:style-name="T13">v</text:span>.getBytes()[0] or 0 if no bytes in array.</text:p>
          </table:table-cell>
          <table:table-cell table:style-name="Table5.A2" office:value-type="string">
            <text:p text:style-name="P27"><text:span text:style-name="T15">(byte) </text:span><text:span text:style-name="T13">v</text:span>.int<text:span text:style-name="T15">Va</text:span>lue()</text:p>
          </table:table-cell>
          <table:table-cell table:style-name="Table5.A2" office:value-type="string">
            <text:p text:style-name="P27">(byte) <text:span text:style-name="T13">v</text:span></text:p>
          </table:table-cell>
          <table:table-cell table:style-name="Table5.A2" office:value-type="string">
            <text:p text:style-name="P26"><text:span text:style-name="T14">discuss</text:span>:</text:p>
            <text:p text:style-name="P26">?</text:p>
          </table:table-cell>
          <table:table-cell table:style-name="Table5.A2" office:value-type="string">
            <text:p text:style-name="P26">if <text:span text:style-name="T13">v</text:span>.length == 0:</text:p>
            <text:p text:style-name="P26">0</text:p>
            <text:p text:style-name="P26">otherwise:</text:p>
            <text:p text:style-name="P26">»char(<text:span text:style-name="T13">v</text:span>[0])</text:p>
          </table:table-cell>
          <table:table-cell table:style-name="Table5.A2" office:value-type="string">
            <text:p text:style-name="P26">if <text:span text:style-name="T13">v</text:span>.length == 0:</text:p>
            <text:p text:style-name="P26">0</text:p>
            <text:p text:style-name="P26">otherwise:</text:p>
            <text:p text:style-name="P26">»char(<text:span text:style-name="T13">v</text:span>[0])</text:p>
          </table:table-cell>
          <table:table-cell table:style-name="Table5.A2" office:value-type="string">
            <text:p text:style-name="P26">if <text:span text:style-name="T13">v</text:span>.size() == 0:</text:p>
            <text:p text:style-name="P26">0</text:p>
            <text:p text:style-name="P26">otherwise:</text:p>
            <text:p text:style-name="P26">»byte(<text:span text:style-name="T13">v</text:span><text:span text:style-name="T15">.iterator().</text:span></text:p>
            <text:p text:style-name="P26"><text:span text:style-name="T15">next()</text:span>)</text:p>
          </table:table-cell>
          <table:table-cell table:style-name="Table5.I7" office:value-type="float" office:value="0">
            <text:p text:style-name="P4">0</text:p>
          </table:table-cell>
        </table:table-row>
        <table:table-row>
          <table:table-cell table:style-name="Table5.A2" office:value-type="string">
            <text:p text:style-name="P26">short</text:p>
          </table:table-cell>
          <table:table-cell table:style-name="Table5.A2" office:value-type="string">
            <text:p text:style-name="P30"/>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I2" office:value-type="string">
            <text:p text:style-name="P4"/>
          </table:table-cell>
        </table:table-row>
        <table:table-row>
          <table:table-cell table:style-name="Table5.A2" office:value-type="string">
            <text:p text:style-name="P26">float</text:p>
          </table:table-cell>
          <table:table-cell table:style-name="Table5.A2" office:value-type="string">
            <text:p text:style-name="P30"/>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I2" office:value-type="string">
            <text:p text:style-name="P4"/>
          </table:table-cell>
        </table:table-row>
        <table:table-row>
          <table:table-cell table:style-name="Table5.A2" office:value-type="string">
            <text:p text:style-name="P26">double</text:p>
          </table:table-cell>
          <table:table-cell table:style-name="Table5.A2" office:value-type="string">
            <text:p text:style-name="P30">Double.</text:p>
            <text:p text:style-name="P30">parseDouble(<text:span text:style-name="T13">v</text:span>)</text:p>
          </table:table-cell>
          <table:table-cell table:style-name="Table5.A2" office:value-type="string">
            <text:p text:style-name="P27">v.doubleValue()</text:p>
          </table:table-cell>
          <table:table-cell table:style-name="Table5.A2" office:value-type="string">
            <text:p text:style-name="P27">(double) <text:span text:style-name="T13">v</text:span></text:p>
          </table:table-cell>
          <table:table-cell table:style-name="Table5.A2" office:value-type="string">
            <text:p text:style-name="P26">Double.</text:p>
            <text:p text:style-name="P26">parseDouble(</text:p>
            <text:p text:style-name="P26"><text:span text:style-name="T13">v</text:span>.toString())</text:p>
          </table:table-cell>
          <table:table-cell table:style-name="Table5.A2" office:value-type="string">
            <text:p text:style-name="P26">if <text:span text:style-name="T13">v</text:span>.length == 0:</text:p>
            <text:p text:style-name="P26">0.0</text:p>
            <text:p text:style-name="P26">otherwise:</text:p>
            <text:p text:style-name="P26">»double(<text:span text:style-name="T13">v</text:span>[0])</text:p>
          </table:table-cell>
          <table:table-cell table:style-name="Table5.A2" office:value-type="string">
            <text:p text:style-name="P26">if <text:span text:style-name="T13">v</text:span>.length == 0:</text:p>
            <text:p text:style-name="P26">0.0</text:p>
            <text:p text:style-name="P26">otherwise:</text:p>
            <text:p text:style-name="P26">»double(<text:span text:style-name="T13">v</text:span>[0])</text:p>
          </table:table-cell>
          <table:table-cell table:style-name="Table5.A2" office:value-type="string">
            <text:p text:style-name="P26">if <text:span text:style-name="T13">v</text:span>.size() == 0:</text:p>
            <text:p text:style-name="P26">0.0</text:p>
            <text:p text:style-name="P26">otherwise:</text:p>
            <text:p text:style-name="P26">»double(<text:span text:style-name="T13">v.</text:span></text:p>
            <text:p text:style-name="P30"><text:soft-page-break/>iterator().next())</text:p>
          </table:table-cell>
          <table:table-cell table:style-name="Table5.I7" office:value-type="float" office:value="0">
            <text:p text:style-name="P4">0</text:p>
          </table:table-cell>
        </table:table-row>
        <table:table-row>
          <table:table-cell table:style-name="Table5.A2" office:value-type="string">
            <text:p text:style-name="P26">int[]</text:p>
          </table:table-cell>
          <table:table-cell table:style-name="Table5.A2" office:value-type="string">
            <text:p text:style-name="P30">new int[] {»int(<text:span text:style-name="T13">v</text:span>)}</text:p>
          </table:table-cell>
          <table:table-cell table:style-name="Table5.A2" office:value-type="string">
            <text:p text:style-name="P27">new int[] {»int(<text:span text:style-name="T13">v</text:span><text:span text:style-name="T15">)}</text:span></text:p>
          </table:table-cell>
          <table:table-cell table:style-name="Table5.A2" office:value-type="string">
            <text:p text:style-name="P27">new int[] {»int(<text:span text:style-name="T13">v</text:span><text:span text:style-name="T15">)}</text:span></text:p>
          </table:table-cell>
          <table:table-cell table:style-name="Table5.A2" office:value-type="string">
            <text:p text:style-name="P27">new int[] {»int(<text:span text:style-name="T13">v</text:span><text:span text:style-name="T15">)}</text:span></text:p>
          </table:table-cell>
          <table:table-cell table:style-name="Table5.A2" office:value-type="string">
            <text:p text:style-name="P26">Arrays.stream(<text:span text:style-name="T13">v</text:span>).</text:p>
            <text:p text:style-name="P26">mapToInt(</text:p>
            <text:p text:style-name="P26">l -&gt; ((<text:span text:style-name="T13">Boxed</text:span>) l).</text:p>
            <text:p text:style-name="P26">intValue()).</text:p>
            <text:p text:style-name="P26">toArray()</text:p>
          </table:table-cell>
          <table:table-cell table:style-name="Table5.A2" office:value-type="string">
            <text:p text:style-name="P26">Arrays.stream(<text:span text:style-name="T13">v</text:span>).</text:p>
            <text:p text:style-name="P26">mapToInt(</text:p>
            <text:p text:style-name="P26"><text:span text:style-name="T13">Boxed</text:span>::intValue).</text:p>
            <text:p text:style-name="P26">toArray();</text:p>
          </table:table-cell>
          <table:table-cell table:style-name="Table5.A2" office:value-type="string">
            <text:p text:style-name="P26"><text:span text:style-name="T13">v</text:span><text:span text:style-name="T15">.stream().</text:span></text:p>
            <text:p text:style-name="P30">mapToInt(</text:p>
            <text:p text:style-name="P30">x → »int(x)).</text:p>
            <text:p text:style-name="P30">toArray()</text:p>
          </table:table-cell>
          <table:table-cell table:style-name="Table5.I2" office:value-type="string">
            <text:p text:style-name="P4">new int[]{}</text:p>
          </table:table-cell>
        </table:table-row>
        <table:table-row>
          <table:table-cell table:style-name="Table5.A2" office:value-type="string">
            <text:p text:style-name="P26">List&lt;Integer&gt;</text:p>
          </table:table-cell>
          <table:table-cell table:style-name="Table5.A2" office:value-type="string">
            <text:p text:style-name="P30">Collections.</text:p>
            <text:p text:style-name="P30">singletonList(</text:p>
            <text:p text:style-name="P30">»int(<text:span text:style-name="T13">v</text:span>));</text:p>
          </table:table-cell>
          <table:table-cell table:style-name="Table5.A2" office:value-type="string">
            <text:p text:style-name="P30">Collections.</text:p>
            <text:p text:style-name="P30">singletonList(</text:p>
            <text:p text:style-name="P31">»int(<text:span text:style-name="T13">v</text:span>));</text:p>
          </table:table-cell>
          <table:table-cell table:style-name="Table5.A2" office:value-type="string">
            <text:p text:style-name="P30">Collections.</text:p>
            <text:p text:style-name="P30">singletonList(</text:p>
            <text:p text:style-name="P31">»int(<text:span text:style-name="T13">v</text:span>));</text:p>
          </table:table-cell>
          <table:table-cell table:style-name="Table5.A2" office:value-type="string">
            <text:p text:style-name="P30">Collections.</text:p>
            <text:p text:style-name="P30">singletonList(</text:p>
            <text:p text:style-name="P30">»int(<text:span text:style-name="T13">v</text:span>));</text:p>
          </table:table-cell>
          <table:table-cell table:style-name="Table5.A2" office:value-type="string">
            <text:p text:style-name="P26">Arrays.stream(<text:span text:style-name="T13">v</text:span>).</text:p>
            <text:p text:style-name="P26">mapToObj(</text:p>
            <text:p text:style-name="P26"><text:span text:style-name="T13">Boxed</text:span>::valueOf).</text:p>
            <text:p text:style-name="P26">collect(toList());</text:p>
          </table:table-cell>
          <table:table-cell table:style-name="Table5.A2" office:value-type="string">
            <text:p text:style-name="P26">Arrays.stream(<text:span text:style-name="T13">v</text:span>).</text:p>
            <text:p text:style-name="P26">map(</text:p>
            <text:p text:style-name="P26"><text:span text:style-name="T13">Boxed</text:span>::intValue).</text:p>
            <text:p text:style-name="P26">collect(toList());</text:p>
          </table:table-cell>
          <table:table-cell table:style-name="Table5.A2" office:value-type="string">
            <text:p text:style-name="P26"><text:span text:style-name="T13">v</text:span>.stream().</text:p>
            <text:p text:style-name="P26">map(</text:p>
            <text:p text:style-name="P30">x → »int(x)).</text:p>
            <text:p text:style-name="P26">collect(toList());</text:p>
          </table:table-cell>
          <table:table-cell table:style-name="Table5.I2" office:value-type="string">
            <text:p text:style-name="P4">Collections.</text:p>
            <text:p text:style-name="P4">emptyList()</text:p>
          </table:table-cell>
        </table:table-row>
        <table:table-row>
          <table:table-cell table:style-name="Table5.A2" office:value-type="string">
            <text:p text:style-name="P26">Boolean</text:p>
          </table:table-cell>
          <table:table-cell table:style-name="Table5.A2" office:value-type="string">
            <text:p text:style-name="P30">Boolean.valueOf(<text:span text:style-name="T13">v</text:span>)</text:p>
          </table:table-cell>
          <table:table-cell table:style-name="Table5.A2" office:value-type="string">
            <text:p text:style-name="P27">if Boolean: <text:span text:style-name="T13">v</text:span></text:p>
            <text:p text:style-name="P31">otherwise:</text:p>
            <text:p text:style-name="P31">»int(<text:span text:style-name="T13">v</text:span>) != 0 </text:p>
          </table:table-cell>
          <table:table-cell table:style-name="Table5.A2" office:value-type="string">
            <text:p text:style-name="P27">if boolean: Boolean.valueOf(<text:span text:style-name="T13">v)</text:span></text:p>
            <text:p text:style-name="P31">otherwise:</text:p>
            <text:p text:style-name="P31">»int(<text:span text:style-name="T13">v</text:span>) != 0 </text:p>
          </table:table-cell>
          <table:table-cell table:style-name="Table5.A2" office:value-type="string">
            <text:p text:style-name="P26"><text:span text:style-name="T14">discuss</text:span>:</text:p>
            <text:p text:style-name="P26">throw IAE?</text:p>
            <text:p text:style-name="P26">or false?</text:p>
          </table:table-cell>
          <table:table-cell table:style-name="Table5.A2" office:value-type="string">
            <text:p text:style-name="P26">if <text:span text:style-name="T13">v</text:span>.length == 0:</text:p>
            <text:p text:style-name="P26">FALSE</text:p>
            <text:p text:style-name="P26">otherwise:</text:p>
            <text:p text:style-name="P26">»Boolean(<text:span text:style-name="T13">v</text:span>[0])</text:p>
          </table:table-cell>
          <table:table-cell table:style-name="Table5.A2" office:value-type="string">
            <text:p text:style-name="P26">if <text:span text:style-name="T13">v</text:span>.length == 0:</text:p>
            <text:p text:style-name="P26">FALSE</text:p>
            <text:p text:style-name="P26">otherwise:</text:p>
            <text:p text:style-name="P26">»Boolean(<text:span text:style-name="T13">v</text:span>[0])</text:p>
          </table:table-cell>
          <table:table-cell table:style-name="Table5.A2" office:value-type="string">
            <text:p text:style-name="P26">if <text:span text:style-name="T13">v</text:span>.size() == 0:</text:p>
            <text:p text:style-name="P26">FALSE</text:p>
            <text:p text:style-name="P26">otherwise:</text:p>
            <text:p text:style-name="P26">»Boolean(<text:span text:style-name="T13">v.</text:span></text:p>
            <text:p text:style-name="P30">iterator().next())</text:p>
          </table:table-cell>
          <table:table-cell table:style-name="Table5.I2" office:value-type="string">
            <text:p text:style-name="P4">null</text:p>
          </table:table-cell>
        </table:table-row>
        <table:table-row>
          <table:table-cell table:style-name="Table5.A2" office:value-type="string">
            <text:p text:style-name="P28">other Boxed types</text:p>
          </table:table-cell>
          <table:table-cell table:style-name="Table5.A2" office:value-type="string">
            <text:p text:style-name="P30"/>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I2" office:value-type="string">
            <text:p text:style-name="P33"/>
          </table:table-cell>
        </table:table-row>
      </table:table>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Body"/>
      <text:h text:style-name="Heading_20_3" text:outline-level="3">Complex data structures</text:h>
      <text:p text:style-name="Body">Complex data structures hold values of various types. The canonical representation of a complex data structure is a Map. For each supported complex structure a description is made how they are converted to and from the Map representation. Implementations may decide to optimize behavior by providing more direct conversions.</text:p>
      <text:h text:style-name="Heading_20_4" text:outline-level="4">Map</text:h>
      <text:p text:style-name="Body">Map is the canonical type so no further conversion is needed.</text:p>
      <text:h text:style-name="Heading_20_4" text:outline-level="4">Dictionary</text:h>
      <text:p text:style-name="Body">A Dictionary is converted to a Map by creating a new map with the exact same key and value pairs.</text:p>
      <text:h text:style-name="Heading_20_4" text:outline-level="4"><text:soft-page-break/>Service Reference </text:h>
      <text:p text:style-name="P3">A service reference is converted to a map by taking each property key except ones starting with “.” and putting this key in the map. Values are converted using the rules described in section <text:span text:style-name="T13">x</text:span> above (TODO OO crashes when I put in an xref). Type+ types such as <text:span text:style-name="T18">String+</text:span> or <text:span text:style-name="T18">Integer+</text:span> are always converted into a <text:span text:style-name="T17">List</text:span> of the given type. </text:p>
      <text:h text:style-name="Heading_20_4" text:outline-level="4">Interface </text:h>
      <text:h text:style-name="Heading_20_4" text:outline-level="4">DTO</text:h>
      <text:h text:style-name="Heading_20_4" text:outline-level="4">JSON</text:h>
      <text:h text:style-name="Heading_20_4" text:outline-level="4">… anything else? ...</text:h>
      <text:p text:style-name="Body"/>
      <text:p text:style-name="P34"/>
      <text:h text:style-name="P36"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36"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https://www.osgi.org/members/RFC/Javadoc</text:span></text:a><text:span text:style-name="T2"> </text:span></text:p>
      <text:h text:style-name="P36" text:outline-level="1">Considered Alternatives</text:h>
      <text:p text:style-name="P14">For posterity, record the design alternatives that were considered but rejected along with the reason for rejection. This is especially important for external/earlier solutions that were deemed not applicable.</text:p>
      <text:h text:style-name="P36" text:outline-level="1"><text:soft-page-break/>Security Considerations</text:h>
      <text:p text:style-name="P14">Description of all known vulnerabilities this may either introduce or address as well as scenarios of how the weaknesses could be circumvented.</text:p>
      <text:h text:style-name="P36" text:outline-level="1">Document Support</text:h>
      <text:h text:style-name="P35" text:outline-level="2">References</text:h>
      <text:list xml:id="list794618629309968927" text:style-name="WW8Num3">
        <text:list-item>
          <text:p text:style-name="P47"><text:bookmark-start text:name="_Ref493020620"/>Bradner, S., Key words for use in RFCs to Indicate Requirement Levels, RFC2119, March 1997.<text:bookmark-end text:name="_Ref493020620"/></text:p>
        </text:list-item>
        <text:list-item>
          <text:p text:style-name="P47">Software Requirements &amp; Specifications. Michael Jackson. ISBN 0-201-87712-0</text:p>
        </text:list-item>
      </text:list>
      <text:p text:style-name="P20"/>
      <text:p text:style-name="P15"><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35" text:outline-level="2">Author’s Address</text:h>
      <text:p text:style-name="P15"/>
      <table:table table:name="Table4" table:style-name="Table4">
        <table:table-column table:style-name="Table4.A"/>
        <table:table-column table:style-name="Table4.B"/>
        <table:table-row table:style-name="Table4.1">
          <table:table-cell table:style-name="Table4.A1" office:value-type="string">
            <text:p text:style-name="P7">Name</text:p>
          </table:table-cell>
          <table:table-cell table:style-name="Table4.B1" office:value-type="string">
            <text:p text:style-name="P7">Peter Kriens</text:p>
          </table:table-cell>
        </table:table-row>
        <table:table-row table:style-name="Table4.1">
          <table:table-cell table:style-name="Table4.A1" office:value-type="string">
            <text:p text:style-name="P7">Company</text:p>
          </table:table-cell>
          <table:table-cell table:style-name="Table4.B1" office:value-type="string">
            <text:p text:style-name="P7">aQute</text:p>
          </table:table-cell>
        </table:table-row>
        <table:table-row table:style-name="Table4.1">
          <table:table-cell table:style-name="Table4.A1" office:value-type="string">
            <text:p text:style-name="P7">Address</text:p>
          </table:table-cell>
          <table:table-cell table:style-name="Table4.B1" office:value-type="string">
            <text:p text:style-name="P7">9c, Avenue St. Drezery</text:p>
          </table:table-cell>
        </table:table-row>
        <table:table-row table:style-name="Table4.1">
          <table:table-cell table:style-name="Table4.A1" office:value-type="string">
            <text:p text:style-name="P7">Voice</text:p>
          </table:table-cell>
          <table:table-cell table:style-name="Table4.B1" office:value-type="string">
            <text:p text:style-name="P7">+33 467542167</text:p>
          </table:table-cell>
        </table:table-row>
        <table:table-row table:style-name="Table4.1">
          <table:table-cell table:style-name="Table4.A1" office:value-type="string">
            <text:p text:style-name="P11">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11"/>
          </table:table-cell>
          <table:table-cell table:style-name="Table4.B6" office:value-type="string">
            <text:p text:style-name="P11"/>
          </table:table-cell>
        </table:table-row>
      </table:table>
      <text:p text:style-name="P20"/>
      <text:p text:style-name="P20"/>
      <table:table table:name="Table2" table:style-name="Table2">
        <table:table-column table:style-name="Table2.A"/>
        <table:table-column table:style-name="Table2.B"/>
        <text:soft-page-break/>
        <table:table-row table:style-name="Table2.1">
          <table:table-cell table:style-name="Table2.A1" office:value-type="string">
            <text:p text:style-name="P6">Name</text:p>
          </table:table-cell>
          <table:table-cell table:style-name="Table2.B1" office:value-type="string">
            <text:p text:style-name="P6">David Bosschaert</text:p>
          </table:table-cell>
        </table:table-row>
        <table:table-row table:style-name="Table2.1">
          <table:table-cell table:style-name="Table2.A1" office:value-type="string">
            <text:p text:style-name="P6">Company</text:p>
          </table:table-cell>
          <table:table-cell table:style-name="Table2.B1" office:value-type="string">
            <text:p text:style-name="P6">Adobe System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0">e-mail</text:p>
          </table:table-cell>
          <table:table-cell table:style-name="Table2.B1" office:value-type="string">
            <text:p text:style-name="P10">bosschae@adobe.com</text:p>
          </table:table-cell>
        </table:table-row>
      </table:table>
      <text:p text:style-name="P15"/>
      <text:p text:style-name="P15"/>
      <table:table table:name="Table3" table:style-name="Table3">
        <table:table-column table:style-name="Table3.A"/>
        <table:table-column table:style-name="Table3.B"/>
        <table:table-row table:style-name="Table3.1">
          <table:table-cell table:style-name="Table3.A1" office:value-type="string">
            <text:p text:style-name="P6">Name</text:p>
          </table:table-cell>
          <table:table-cell table:style-name="Table3.B1" office:value-type="string">
            <text:p text:style-name="P6"/>
          </table:table-cell>
        </table:table-row>
        <table:table-row table:style-name="Table3.1">
          <table:table-cell table:style-name="Table3.A1" office:value-type="string">
            <text:p text:style-name="P6">Company</text:p>
          </table:table-cell>
          <table:table-cell table:style-name="Table3.B1" office:value-type="string">
            <text:p text:style-name="P6"/>
          </table:table-cell>
        </table:table-row>
        <table:table-row table:style-name="Table3.1">
          <table:table-cell table:style-name="Table3.A1" office:value-type="string">
            <text:p text:style-name="P6">Address</text:p>
          </table:table-cell>
          <table:table-cell table:style-name="Table3.B1" office:value-type="string">
            <text:p text:style-name="P6"/>
          </table:table-cell>
        </table:table-row>
        <table:table-row table:style-name="Table3.1">
          <table:table-cell table:style-name="Table3.A1" office:value-type="string">
            <text:p text:style-name="P6">Voice</text:p>
          </table:table-cell>
          <table:table-cell table:style-name="Table3.B1" office:value-type="string">
            <text:p text:style-name="P6"/>
          </table:table-cell>
        </table:table-row>
        <table:table-row table:style-name="Table3.1">
          <table:table-cell table:style-name="Table3.A1" office:value-type="string">
            <text:p text:style-name="P10">e-mail</text:p>
          </table:table-cell>
          <table:table-cell table:style-name="Table3.B1" office:value-type="string">
            <text:p text:style-name="P10"/>
          </table:table-cell>
        </table:table-row>
      </table:table>
      <text:p text:style-name="P20"/>
      <text:h text:style-name="P35" text:outline-level="2">Acronyms and Abbreviations</text:h>
      <text:p text:style-name="P15"/>
      <text:h text:style-name="P35"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328612BC.png" xlink:type="simple" xlink:show="embed" xlink:actuate="onLoad"/></draw:frame><text:tab/><text:user-defined style:data-style-name="N0" text:name="RFC Title">RFC 215 - Object Conversion</text:user-defined><text:tab/>Page <text:page-number text:select-page="current">15</text:page-number> of <text:page-count style:num-format="1">15</text:page-count></text:p>
        <text:p text:style-name="Header"/>
        <text:p text:style-name="Header"><text:tab/>Draft<text:tab/> <text:modification-date style:data-style-name="N76">November 7,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0-06T07:42:21</meta:creation-date>
    <meta:editing-cycles>179</meta:editing-cycles>
    <meta:editing-duration>PT4H59M44S</meta:editing-duration>
    <meta:initial-creator>David Bosschaert</meta:initial-creator>
    <dc:date>2015-11-07T17:53:01</dc:date>
    <dc:creator>David Bosschaert</dc:creator>
    <meta:document-statistic meta:table-count="5" meta:image-count="2" meta:object-count="0" meta:page-count="15" meta:paragraph-count="502" meta:word-count="3501" meta:character-count="22639"/>
    <meta:user-defined meta:name="Info"/>
    <meta:user-defined meta:name="Info 3"/>
    <meta:user-defined meta:name="Info 4"/>
    <meta:user-defined meta:name="RFC Title">RFC 215 - Object Conversion</meta:user-defined>
  </office:meta>
</office:document-meta>
</file>